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⚠️ What needs improvement (the employer’s-eye view)</text:h>
      <text:p text:style-name="Text_20_body">Right now, the form looks like a <text:span text:style-name="Strong_20_Emphasis">developer prototype</text:span>, not a finished clinical UI. The structure is there, but the <text:span text:style-name="Emphasis">visual polish</text:span> isn’t.</text:p>
      <text:p text:style-name="Text_20_body">Here’s what stands out:</text:p>
      <text:h text:style-name="Heading_20_3" text:outline-level="3"><text:span text:style-name="Strong_20_Emphasis">1. Section headers need stronger hierarchy</text:span></text:h>
      <text:p text:style-name="Text_20_body">Your headers blend into the form. Employers expect:</text:p>
      <text:list xml:id="list1888609904548459149" text:style-name="L1">
        <text:list-item>
          <text:p text:style-name="P1">larger font</text:p>
        </text:list-item>
        <text:list-item>
          <text:p text:style-name="P1">bolder weight</text:p>
        </text:list-item>
        <text:list-item>
          <text:p text:style-name="P1">consistent spacing above/below</text:p>
        </text:list-item>
        <text:list-item>
          <text:p text:style-name="P1">maybe a subtle divider or background tint</text:p>
        </text:list-item>
      </text:list>
      <text:p text:style-name="Text_20_body">This instantly makes the form feel “designed”.</text:p>
      <text:h text:style-name="Heading_20_3" text:outline-level="3"><text:span text:style-name="Strong_20_Emphasis">2. Inputs need consistent width</text:span></text:h>
      <text:p text:style-name="Text_20_body">Some fields look slightly different in width. In a two‑column grid:</text:p>
      <text:list xml:id="list357638316241223604" text:style-name="L2">
        <text:list-item>
          <text:p text:style-name="P2">every input in a column should be the same width</text:p>
        </text:list-item>
        <text:list-item>
          <text:p text:style-name="P2">both columns should align perfectly</text:p>
        </text:list-item>
      </text:list>
      <text:p text:style-name="Text_20_body">This is one of the biggest subconscious “professionalism signals”.</text:p>
      <text:h text:style-name="Heading_20_3" text:outline-level="3"><text:span text:style-name="Strong_20_Emphasis">3. Label alignment</text:span></text:h>
      <text:p text:style-name="Text_20_body">Right now labels look slightly misaligned vertically. NHS‑style forms use:</text:p>
      <text:list xml:id="list3933368835101740523" text:style-name="L3">
        <text:list-item>
          <text:p text:style-name="P3">left‑aligned labels</text:p>
        </text:list-item>
        <text:list-item>
          <text:p text:style-name="P3">consistent spacing between label and input</text:p>
        </text:list-item>
        <text:list-item>
          <text:p text:style-name="P3">consistent vertical spacing between rows</text:p>
        </text:list-item>
      </text:list>
      <text:p text:style-name="Text_20_body">This makes the form feel calm and predictable.</text:p>
      <text:h text:style-name="Heading_20_3" text:outline-level="3"><text:span text:style-name="Strong_20_Emphasis">4. The grid needs stronger grouping</text:span></text:h>
      <text:p text:style-name="Text_20_body">Some fields belong together more tightly:</text:p>
      <text:list xml:id="list6912199916020653459" text:style-name="L4">
        <text:list-item>
          <text:p text:style-name="P4">Forename + Surname</text:p>
        </text:list-item>
        <text:list-item>
          <text:p text:style-name="P4">Date of Birth + Hospital Number</text:p>
        </text:list-item>
        <text:list-item>
          <text:p text:style-name="P4">ABO + RhD</text:p>
        </text:list-item>
        <text:list-item>
          <text:p text:style-name="P4">Test Required + Additional Info</text:p>
        </text:list-item>
      </text:list>
      <text:p text:style-name="Text_20_body">Right now everything is evenly spaced, which makes the form feel “flat”.</text:p>
      <text:h text:style-name="Heading_20_3" text:outline-level="3"><text:soft-page-break/><text:span text:style-name="Strong_20_Emphasis">5. Colour palette still needs refinement</text:span></text:h>
      <text:p text:style-name="Text_20_body">Your background is better than the red, but it’s still:</text:p>
      <text:list xml:id="list4757549343268845404" text:style-name="L5">
        <text:list-item>
          <text:p text:style-name="P5">a bit dark</text:p>
        </text:list-item>
        <text:list-item>
          <text:p text:style-name="P5">a bit flat</text:p>
        </text:list-item>
        <text:list-item>
          <text:p text:style-name="P5">not fully aligned with NHS design language</text:p>
        </text:list-item>
      </text:list>
      <text:p text:style-name="Text_20_body">A more professional palette would use:</text:p>
      <text:list xml:id="list6728815051677803421" text:style-name="L6">
        <text:list-item>
          <text:p text:style-name="P6"><text:span text:style-name="Strong_20_Emphasis">very light grey</text:span> background (#F5F5F5 or #F7F7F7)</text:p>
        </text:list-item>
        <text:list-item>
          <text:p text:style-name="P6"><text:span text:style-name="Strong_20_Emphasis">white cards</text:span> for sections</text:p>
        </text:list-item>
        <text:list-item>
          <text:p text:style-name="P6"><text:span text:style-name="Strong_20_Emphasis">NHS blue accents</text:span> (#005EB8)</text:p>
        </text:list-item>
        <text:list-item>
          <text:p text:style-name="P6"><text:span text:style-name="Strong_20_Emphasis">dark grey text</text:span> (#1A1A1A)</text:p>
        </text:list-item>
      </text:list>
      <text:p text:style-name="Text_20_body">This instantly elevates the UI.</text:p>
      <text:h text:style-name="Heading_20_1" text:outline-level="1">⭐ What I would do to make this look “employer ready”</text:h>
      <text:p text:style-name="Text_20_body">Here’s the exact structure I’d recommend:</text:p>
      <text:h text:style-name="Heading_20_3" text:outline-level="3"><text:span text:style-name="Strong_20_Emphasis">1. Wrap each section in a subtle card</text:span></text:h>
      <text:list xml:id="list952977166678889362" text:style-name="L7">
        <text:list-item>
          <text:p text:style-name="P7">white background</text:p>
        </text:list-item>
        <text:list-item>
          <text:p text:style-name="P7">1px soft border (#E0E0E0)</text:p>
        </text:list-item>
        <text:list-item>
          <text:p text:style-name="P7">8–12px border radius</text:p>
        </text:list-item>
        <text:list-item>
          <text:p text:style-name="P7">16–24px padding</text:p>
        </text:list-item>
      </text:list>
      <text:p text:style-name="Text_20_body">This creates visual separation and makes the form feel modular.</text:p>
      <text:h text:style-name="Heading_20_3" text:outline-level="3"><text:span text:style-name="Strong_20_Emphasis">2. Use a 2‑column grid with consistent spacing</text:span></text:h>
      <text:list xml:id="list761569612357376783" text:style-name="L8">
        <text:list-item>
          <text:p text:style-name="P8">50/50 split</text:p>
        </text:list-item>
        <text:list-item>
          <text:p text:style-name="P8">24px column gap</text:p>
        </text:list-item>
        <text:list-item>
          <text:p text:style-name="P8">16–20px row gap</text:p>
        </text:list-item>
      </text:list>
      <text:h text:style-name="Heading_20_3" text:outline-level="3"><text:span text:style-name="Strong_20_Emphasis">3. Strengthen section headers</text:span></text:h>
      <text:list xml:id="list5662152711975766551" text:style-name="L9">
        <text:list-item>
          <text:p text:style-name="P9">18–20px font</text:p>
        </text:list-item>
        <text:list-item>
          <text:p text:style-name="P9">bold</text:p>
        </text:list-item>
        <text:list-item>
          <text:p text:style-name="P9">NHS blue or dark grey</text:p>
        </text:list-item>
        <text:list-item>
          <text:p text:style-name="P9">8px spacing below</text:p>
        </text:list-item>
      </text:list>
      <text:h text:style-name="Heading_20_3" text:outline-level="3"><text:span text:style-name="Strong_20_Emphasis">4. Add micro‑interactions</text:span></text:h>
      <text:list xml:id="list1512663662741801061" text:style-name="L10">
        <text:list-item>
          <text:p text:style-name="P10">focus states</text:p>
        </text:list-item>
        <text:list-item>
          <text:p text:style-name="P10"><text:soft-page-break/>hover states</text:p>
        </text:list-item>
        <text:list-item>
          <text:p text:style-name="P10">subtle shadows on active inputs</text:p>
        </text:list-item>
      </text:list>
      <text:p text:style-name="Text_20_body">These tiny touches make the UI feel “alive”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Beynon</meta:initial-creator>
    <meta:creation-date>2026-04-24T12:32:36.96</meta:creation-date>
    <meta:document-statistic meta:table-count="0" meta:image-count="0" meta:object-count="0" meta:page-count="3" meta:paragraph-count="61" meta:word-count="374" meta:character-count="2109"/>
    <dc:date>2026-04-24T12:55:05.12</dc:date>
    <dc:creator>Charlie Beynon</dc:creator>
    <meta:editing-duration>PT7M18S</meta:editing-duration>
    <meta:editing-cycles>1</meta:editing-cycles>
    <meta:generator>OpenOffice/4.1.16$Win32 OpenOffice.org_project/4116m3$Build-9816</meta:generator>
  </office:meta>
</office:document-meta>
</file>